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fo:color="#800000" style:font-name="Monospace" fo:font-size="10pt" fo:font-weight="bold" style:font-size-asian="10pt" style:font-weight-asian="bold"/>
    </style:style>
    <style:style style:name="T2" style:family="text">
      <style:text-properties fo:color="#000000" style:font-name="Monospace" fo:font-size="10pt" style:font-size-asian="10pt"/>
    </style:style>
    <style:style style:name="T3" style:family="text">
      <style:text-properties fo:color="#000080" style:font-name="Monospace" fo:font-size="10pt" style:font-size-asian="10pt"/>
    </style:style>
    <style:style style:name="T4" style:family="text">
      <style:text-properties fo:color="#000080" style:font-name="Monospace" fo:font-size="10pt" fo:font-weight="bold" style:font-size-asian="10pt" style:font-weight-asian="bold"/>
    </style:style>
    <style:style style:name="T5" style:family="text">
      <style:text-properties fo:color="#808080" style:font-name="Monospace" fo:font-size="10pt" style:font-size-asian="10pt"/>
    </style:style>
    <style:style style:name="T6" style:family="text">
      <style:text-properties fo:color="#ff0000" style:font-name="Monospace" fo:font-size="10pt" style:font-size-asian="10pt"/>
    </style:style>
    <style:style style:name="T7" style:family="text">
      <style:text-properties fo:color="#0000ff" style:font-name="Monospace" fo:font-size="10pt" style:font-size-asian="10pt"/>
    </style:style>
    <style:style style:name="T8" style:family="text">
      <style:text-properties fo:color="#008000" style:font-name="Monospace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REATE</text:span><text:span text:style-name="T2"> </text:span><text:span text:style-name="T1">DATABASE</text:span><text:span text:style-name="T2"> </text:span><text:span text:style-name="T3">`quehacemoshoy`</text:span><text:span text:style-name="T2"> </text:span><text:span text:style-name="T5">/*!40100 DEFAULT CHARACTER SET utf8mb4 */</text:span><text:span text:style-name="T6">;</text:span></text:p>
      <text:p text:style-name="Standard"/>
      <text:p text:style-name="P1"><text:span text:style-name="T1">CREATE</text:span><text:span text:style-name="T2"> </text:span><text:span text:style-name="T1">TABLE</text:span><text:span text:style-name="T2"> </text:span><text:span text:style-name="T3">`comentarios`</text:span><text:span text:style-name="T2"> (</text:span></text:p>
      <text:p text:style-name="P1"><text:span text:style-name="T2"><text:s text:c="2"/></text:span><text:span text:style-name="T3">`id_usuario`</text:span><text:span text:style-name="T2"> </text:span><text:span text:style-name="T4">int</text:span><text:span text:style-name="T2">(</text:span><text:span text:style-name="T7">11</text:span><text:span text:style-name="T2">) </text:span><text:span text:style-name="T1">NOT</text:span><text:span text:style-name="T2"> </text:span><text:span text:style-name="T1">NULL</text:span><text:span text:style-name="T2">,</text:span></text:p>
      <text:p text:style-name="P1"><text:span text:style-name="T2"><text:s text:c="2"/></text:span><text:span text:style-name="T3">`id_evento`</text:span><text:span text:style-name="T2"> </text:span><text:span text:style-name="T4">int</text:span><text:span text:style-name="T2">(</text:span><text:span text:style-name="T7">11</text:span><text:span text:style-name="T2">) </text:span><text:span text:style-name="T1">NOT</text:span><text:span text:style-name="T2"> </text:span><text:span text:style-name="T1">NULL</text:span><text:span text:style-name="T2">,</text:span></text:p>
      <text:p text:style-name="P1"><text:span text:style-name="T2"><text:s text:c="2"/></text:span><text:span text:style-name="T3">`titulo`</text:span><text:span text:style-name="T2"> </text:span><text:span text:style-name="T4">varchar</text:span><text:span text:style-name="T2">(</text:span><text:span text:style-name="T7">100</text:span><text:span text:style-name="T2">) </text:span><text:span text:style-name="T1">NOT</text:span><text:span text:style-name="T2"> </text:span><text:span text:style-name="T1">NULL</text:span><text:span text:style-name="T2">,</text:span></text:p>
      <text:p text:style-name="P1"><text:span text:style-name="T2"><text:s text:c="2"/></text:span><text:span text:style-name="T3">`descripcion`</text:span><text:span text:style-name="T2"> </text:span><text:span text:style-name="T4">mediumtext</text:span><text:span text:style-name="T2"> </text:span><text:span text:style-name="T1">DEFAULT</text:span><text:span text:style-name="T2"> </text:span><text:span text:style-name="T1">NULL</text:span><text:span text:style-name="T2">,</text:span></text:p>
      <text:p text:style-name="P1"><text:span text:style-name="T2"><text:s text:c="2"/></text:span><text:span text:style-name="T3">`fecha`</text:span><text:span text:style-name="T2"> </text:span><text:span text:style-name="T4">date</text:span><text:span text:style-name="T2"> </text:span><text:span text:style-name="T1">NOT</text:span><text:span text:style-name="T2"> </text:span><text:span text:style-name="T1">NULL</text:span><text:span text:style-name="T2">,</text:span></text:p>
      <text:p text:style-name="P1"><text:span text:style-name="T2"><text:s text:c="2"/></text:span><text:span text:style-name="T1">KEY</text:span><text:span text:style-name="T2"> </text:span><text:span text:style-name="T3">`comentarios_FK`</text:span><text:span text:style-name="T2"> (</text:span><text:span text:style-name="T3">`id_usuario`</text:span><text:span text:style-name="T2">),</text:span></text:p>
      <text:p text:style-name="P1"><text:span text:style-name="T2"><text:s text:c="2"/></text:span><text:span text:style-name="T1">KEY</text:span><text:span text:style-name="T2"> </text:span><text:span text:style-name="T3">`comentarios_FK_1`</text:span><text:span text:style-name="T2"> (</text:span><text:span text:style-name="T3">`id_evento`</text:span><text:span text:style-name="T2">),</text:span></text:p>
      <text:p text:style-name="P1"><text:span text:style-name="T2"><text:s text:c="2"/></text:span><text:span text:style-name="T1">CONSTRAINT</text:span><text:span text:style-name="T2"> </text:span><text:span text:style-name="T3">`comentarios_FK`</text:span><text:span text:style-name="T2"> </text:span><text:span text:style-name="T1">FOREIGN</text:span><text:span text:style-name="T2"> </text:span><text:span text:style-name="T1">KEY</text:span><text:span text:style-name="T2"> (</text:span><text:span text:style-name="T3">`id_usuario`</text:span><text:span text:style-name="T2">) </text:span><text:span text:style-name="T1">REFERENCES</text:span><text:span text:style-name="T2"> </text:span><text:span text:style-name="T3">`usuario`</text:span><text:span text:style-name="T2"> (</text:span><text:span text:style-name="T3">`id_usuario`</text:span><text:span text:style-name="T2">),</text:span></text:p>
      <text:p text:style-name="P1"><text:span text:style-name="T2"><text:s text:c="2"/></text:span><text:span text:style-name="T1">CONSTRAINT</text:span><text:span text:style-name="T2"> </text:span><text:span text:style-name="T3">`comentarios_FK_1`</text:span><text:span text:style-name="T2"> </text:span><text:span text:style-name="T1">FOREIGN</text:span><text:span text:style-name="T2"> </text:span><text:span text:style-name="T1">KEY</text:span><text:span text:style-name="T2"> (</text:span><text:span text:style-name="T3">`id_evento`</text:span><text:span text:style-name="T2">) </text:span><text:span text:style-name="T1">REFERENCES</text:span><text:span text:style-name="T2"> </text:span><text:span text:style-name="T3">`eventos`</text:span><text:span text:style-name="T2"> (</text:span><text:span text:style-name="T3">`id_evento`</text:span><text:span text:style-name="T2">)</text:span></text:p>
      <text:p text:style-name="Standard"><text:span text:style-name="T2">) ENGINE=InnoDB </text:span><text:span text:style-name="T1">DEFAULT</text:span><text:span text:style-name="T2"> CHARSET=utf8mb4;</text:span></text:p>
      <text:p text:style-name="Standard"><text:span text:style-name="T2"/></text:p>
      <text:p text:style-name="Standard"><text:span text:style-name="T2"/></text:p>
      <text:p text:style-name="P1"><text:span text:style-name="T1">CREATE</text:span><text:span text:style-name="T2"> </text:span><text:span text:style-name="T1">TABLE</text:span><text:span text:style-name="T2"> </text:span><text:span text:style-name="T3">`eventos`</text:span><text:span text:style-name="T2"> (</text:span></text:p>
      <text:p text:style-name="P1"><text:span text:style-name="T2"><text:s text:c="2"/></text:span><text:span text:style-name="T3">`id_evento`</text:span><text:span text:style-name="T2"> </text:span><text:span text:style-name="T4">int</text:span><text:span text:style-name="T2">(</text:span><text:span text:style-name="T7">11</text:span><text:span text:style-name="T2">) </text:span><text:span text:style-name="T1">NOT</text:span><text:span text:style-name="T2"> </text:span><text:span text:style-name="T1">NULL</text:span><text:span text:style-name="T2"> </text:span><text:span text:style-name="T1">AUTO_INCREMENT</text:span><text:span text:style-name="T2">,</text:span></text:p>
      <text:p text:style-name="P1"><text:span text:style-name="T2"><text:s text:c="2"/></text:span><text:span text:style-name="T3">`titulo`</text:span><text:span text:style-name="T2"> </text:span><text:span text:style-name="T4">varchar</text:span><text:span text:style-name="T2">(</text:span><text:span text:style-name="T7">100</text:span><text:span text:style-name="T2">) </text:span><text:span text:style-name="T1">NOT</text:span><text:span text:style-name="T2"> </text:span><text:span text:style-name="T1">NULL</text:span><text:span text:style-name="T2">,</text:span></text:p>
      <text:p text:style-name="P1"><text:span text:style-name="T2"><text:s text:c="2"/></text:span><text:span text:style-name="T3">`descripcion`</text:span><text:span text:style-name="T2"> </text:span><text:span text:style-name="T4">mediumtext</text:span><text:span text:style-name="T2"> </text:span><text:span text:style-name="T1">DEFAULT</text:span><text:span text:style-name="T2"> </text:span><text:span text:style-name="T1">NULL</text:span><text:span text:style-name="T2">,</text:span></text:p>
      <text:p text:style-name="P1"><text:span text:style-name="T2"><text:s text:c="2"/></text:span><text:span text:style-name="T3">`fecha`</text:span><text:span text:style-name="T2"> </text:span><text:span text:style-name="T4">date</text:span><text:span text:style-name="T2"> </text:span><text:span text:style-name="T1">NOT</text:span><text:span text:style-name="T2"> </text:span><text:span text:style-name="T1">NULL</text:span><text:span text:style-name="T2">,</text:span></text:p>
      <text:p text:style-name="P1"><text:span text:style-name="T2"><text:s text:c="2"/></text:span><text:span text:style-name="T3">`lugar`</text:span><text:span text:style-name="T2"> </text:span><text:span text:style-name="T4">varchar</text:span><text:span text:style-name="T2">(</text:span><text:span text:style-name="T7">100</text:span><text:span text:style-name="T2">) </text:span><text:span text:style-name="T1">NOT</text:span><text:span text:style-name="T2"> </text:span><text:span text:style-name="T1">NULL</text:span><text:span text:style-name="T2">,</text:span></text:p>
      <text:p text:style-name="P1"><text:span text:style-name="T2"><text:s text:c="2"/></text:span><text:span text:style-name="T3">`tipo`</text:span><text:span text:style-name="T2"> </text:span><text:span text:style-name="T4">varchar</text:span><text:span text:style-name="T2">(</text:span><text:span text:style-name="T7">100</text:span><text:span text:style-name="T2">) </text:span><text:span text:style-name="T1">NOT</text:span><text:span text:style-name="T2"> </text:span><text:span text:style-name="T1">NULL</text:span><text:span text:style-name="T2">,</text:span></text:p>
      <text:p text:style-name="P1"><text:span text:style-name="T2"><text:s text:c="2"/></text:span><text:span text:style-name="T3">`horario`</text:span><text:span text:style-name="T2"> </text:span><text:span text:style-name="T4">datetime</text:span><text:span text:style-name="T2"> </text:span><text:span text:style-name="T1">DEFAULT</text:span><text:span text:style-name="T2"> </text:span><text:span text:style-name="T1">NULL</text:span><text:span text:style-name="T2">,</text:span></text:p>
      <text:p text:style-name="P1"><text:span text:style-name="T2"><text:s text:c="2"/></text:span><text:span text:style-name="T3">`coste`</text:span><text:span text:style-name="T2"> </text:span><text:span text:style-name="T4">decimal</text:span><text:span text:style-name="T2">(</text:span><text:span text:style-name="T7">10</text:span><text:span text:style-name="T2">,</text:span><text:span text:style-name="T7">0</text:span><text:span text:style-name="T2">) </text:span><text:span text:style-name="T1">NOT</text:span><text:span text:style-name="T2"> </text:span><text:span text:style-name="T1">NULL</text:span><text:span text:style-name="T2">,</text:span></text:p>
      <text:p text:style-name="P1"><text:span text:style-name="T2"><text:s text:c="2"/></text:span><text:span text:style-name="T3">`id`</text:span><text:span text:style-name="T2"> </text:span><text:span text:style-name="T4">bigint</text:span><text:span text:style-name="T2">(</text:span><text:span text:style-name="T7">20</text:span><text:span text:style-name="T2">) </text:span><text:span text:style-name="T1">NOT</text:span><text:span text:style-name="T2"> </text:span><text:span text:style-name="T1">NULL</text:span><text:span text:style-name="T2">,</text:span></text:p>
      <text:p text:style-name="P1"><text:span text:style-name="T2"><text:s text:c="2"/></text:span><text:span text:style-name="T3">`hora`</text:span><text:span text:style-name="T2"> </text:span><text:span text:style-name="T4">varchar</text:span><text:span text:style-name="T2">(</text:span><text:span text:style-name="T7">255</text:span><text:span text:style-name="T2">) </text:span><text:span text:style-name="T1">NOT</text:span><text:span text:style-name="T2"> </text:span><text:span text:style-name="T1">NULL</text:span><text:span text:style-name="T2">,</text:span></text:p>
      <text:p text:style-name="P1"><text:span text:style-name="T2"><text:s text:c="2"/></text:span><text:span text:style-name="T3">`id_eventos`</text:span><text:span text:style-name="T2"> </text:span><text:span text:style-name="T4">bigint</text:span><text:span text:style-name="T2">(</text:span><text:span text:style-name="T7">20</text:span><text:span text:style-name="T2">) </text:span><text:span text:style-name="T1">NOT</text:span><text:span text:style-name="T2"> </text:span><text:span text:style-name="T1">NULL</text:span><text:span text:style-name="T2">,</text:span></text:p>
      <text:p text:style-name="P1"><text:span text:style-name="T2"><text:s text:c="2"/></text:span><text:span text:style-name="T1">PRIMARY</text:span><text:span text:style-name="T2"> </text:span><text:span text:style-name="T1">KEY</text:span><text:span text:style-name="T2"> (</text:span><text:span text:style-name="T3">`id_evento`</text:span><text:span text:style-name="T2">)</text:span></text:p>
      <text:p text:style-name="Standard"><text:span text:style-name="T2">) ENGINE=InnoDB </text:span><text:span text:style-name="T1">AUTO_INCREMENT</text:span><text:span text:style-name="T2">=</text:span><text:span text:style-name="T7">15424</text:span><text:span text:style-name="T2"> </text:span><text:span text:style-name="T1">DEFAULT</text:span><text:span text:style-name="T2"> CHARSET=utf8mb4</text:span><text:span text:style-name="T6">;</text:span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>CREATE TABLE `guardar_evento` (</text:span></text:p>
      <text:p text:style-name="Standard"><text:span text:style-name="T2"><text:s text:c="2"/>`id_usuario` int(11) NOT NULL,</text:span></text:p>
      <text:p text:style-name="Standard"><text:span text:style-name="T2"><text:s text:c="2"/>`id_evento` int(11) NOT NULL,</text:span></text:p>
      <text:p text:style-name="Standard"><text:span text:style-name="T2"><text:s text:c="2"/>KEY `guardar_evento_FK` (`id_usuario`),</text:span></text:p>
      <text:p text:style-name="Standard"><text:span text:style-name="T2"><text:s text:c="2"/>KEY `guardar_evento_FK_1` (`id_evento`),</text:span></text:p>
      <text:p text:style-name="Standard"><text:span text:style-name="T2"><text:s text:c="2"/>CONSTRAINT `guardar_evento_FK` FOREIGN KEY (`id_usuario`) REFERENCES `usuario` (`id_usuario`),</text:span></text:p>
      <text:p text:style-name="Standard"><text:span text:style-name="T2"><text:s text:c="2"/>CONSTRAINT `guardar_evento_FK_1` FOREIGN KEY (`id_evento`) REFERENCES `eventos` (`id_evento`)</text:span></text:p>
      <text:p text:style-name="Standard"><text:span text:style-name="T2">) ENGINE=InnoDB DEFAULT CHARSET=utf8mb4;</text:span></text:p>
      <text:p text:style-name="Standard"><text:span text:style-name="T2"/></text:p>
      <text:p text:style-name="Standard"><text:span text:style-name="T2"/></text:p>
      <text:p text:style-name="P1"><text:span text:style-name="T1">CREATE</text:span><text:span text:style-name="T2"> </text:span><text:span text:style-name="T1">TABLE</text:span><text:span text:style-name="T2"> </text:span><text:span text:style-name="T3">`role`</text:span><text:span text:style-name="T2"> (</text:span></text:p>
      <text:p text:style-name="P1"><text:span text:style-name="T2"><text:s text:c="2"/></text:span><text:span text:style-name="T3">`id_role`</text:span><text:span text:style-name="T2"> </text:span><text:span text:style-name="T4">int</text:span><text:span text:style-name="T2">(</text:span><text:span text:style-name="T7">11</text:span><text:span text:style-name="T2">) </text:span><text:span text:style-name="T1">NOT</text:span><text:span text:style-name="T2"> </text:span><text:span text:style-name="T1">NULL</text:span><text:span text:style-name="T2"> </text:span><text:span text:style-name="T1">AUTO_INCREMENT</text:span><text:span text:style-name="T2">,</text:span></text:p>
      <text:p text:style-name="P1"><text:span text:style-name="T2"><text:s text:c="2"/></text:span><text:span text:style-name="T3">`role_name`</text:span><text:span text:style-name="T2"> </text:span><text:span text:style-name="T4">varchar</text:span><text:span text:style-name="T2">(</text:span><text:span text:style-name="T7">100</text:span><text:span text:style-name="T2">) </text:span><text:span text:style-name="T1">NOT</text:span><text:span text:style-name="T2"> </text:span><text:span text:style-name="T1">NULL</text:span><text:span text:style-name="T2">,</text:span></text:p>
      <text:p text:style-name="P1"><text:span text:style-name="T2"><text:s text:c="2"/></text:span><text:span text:style-name="T1">PRIMARY</text:span><text:span text:style-name="T2"> </text:span><text:span text:style-name="T1">KEY</text:span><text:span text:style-name="T2"> (</text:span><text:span text:style-name="T3">`id_role`</text:span><text:span text:style-name="T2">)</text:span></text:p>
      <text:p text:style-name="Standard"><text:span text:style-name="T2">) ENGINE=InnoDB </text:span><text:span text:style-name="T1">AUTO_INCREMENT</text:span><text:span text:style-name="T2">=</text:span><text:span text:style-name="T7">3</text:span><text:span text:style-name="T2"> </text:span><text:span text:style-name="T1">DEFAULT</text:span><text:span text:style-name="T2"> CHARSET=utf8mb4</text:span><text:span text:style-name="T6">;</text:span></text:p>
      <text:p text:style-name="Standard"><text:span text:style-name="T6"/></text:p>
      <text:p text:style-name="Standard"><text:span text:style-name="T6"/></text:p>
      <text:p text:style-name="Standard"><text:span text:style-name="T2"/></text:p>
      <text:p text:style-name="P1"><text:span text:style-name="T1">CREATE</text:span><text:span text:style-name="T2"> </text:span><text:span text:style-name="T1">TABLE</text:span><text:span text:style-name="T2"> </text:span><text:span text:style-name="T3">`usuario`</text:span><text:span text:style-name="T2"> (</text:span></text:p>
      <text:p text:style-name="P1"><text:span text:style-name="T2"><text:s text:c="2"/></text:span><text:span text:style-name="T3">`id_usuario`</text:span><text:span text:style-name="T2"> </text:span><text:span text:style-name="T4">int</text:span><text:span text:style-name="T2">(</text:span><text:span text:style-name="T7">11</text:span><text:span text:style-name="T2">) </text:span><text:span text:style-name="T1">NOT</text:span><text:span text:style-name="T2"> </text:span><text:span text:style-name="T1">NULL</text:span><text:span text:style-name="T2"> </text:span><text:span text:style-name="T1">AUTO_INCREMENT</text:span><text:span text:style-name="T2">,</text:span></text:p>
      <text:p text:style-name="P1"><text:span text:style-name="T2"><text:s text:c="2"/></text:span><text:span text:style-name="T3">`nombre`</text:span><text:span text:style-name="T2"> </text:span><text:span text:style-name="T4">varchar</text:span><text:span text:style-name="T2">(</text:span><text:span text:style-name="T7">100</text:span><text:span text:style-name="T2">) </text:span><text:span text:style-name="T1">NOT</text:span><text:span text:style-name="T2"> </text:span><text:span text:style-name="T1">NULL</text:span><text:span text:style-name="T2">,</text:span></text:p>
      <text:p text:style-name="P1"><text:span text:style-name="T2"><text:s text:c="2"/></text:span><text:span text:style-name="T3">`apellidos`</text:span><text:span text:style-name="T2"> </text:span><text:span text:style-name="T4">varchar</text:span><text:span text:style-name="T2">(</text:span><text:span text:style-name="T7">100</text:span><text:span text:style-name="T2">) </text:span><text:span text:style-name="T1">DEFAULT</text:span><text:span text:style-name="T2"> </text:span><text:span text:style-name="T1">NULL</text:span><text:span text:style-name="T2">,</text:span></text:p>
      <text:p text:style-name="P1"><text:span text:style-name="T2"><text:s text:c="2"/></text:span><text:span text:style-name="T3">`email`</text:span><text:span text:style-name="T2"> </text:span><text:span text:style-name="T4">varchar</text:span><text:span text:style-name="T2">(</text:span><text:span text:style-name="T7">100</text:span><text:span text:style-name="T2">) </text:span><text:span text:style-name="T1">NOT</text:span><text:span text:style-name="T2"> </text:span><text:span text:style-name="T1">NULL</text:span><text:span text:style-name="T2">,</text:span></text:p>
      <text:p text:style-name="P1"><text:span text:style-name="T2"><text:s text:c="2"/></text:span><text:span text:style-name="T3">`username`</text:span><text:span text:style-name="T2"> </text:span><text:span text:style-name="T4">varchar</text:span><text:span text:style-name="T2">(</text:span><text:span text:style-name="T7">100</text:span><text:span text:style-name="T2">) </text:span><text:span text:style-name="T1">NOT</text:span><text:span text:style-name="T2"> </text:span><text:span text:style-name="T1">NULL</text:span><text:span text:style-name="T2">,</text:span></text:p>
      <text:p text:style-name="P1"><text:span text:style-name="T2"><text:s text:c="2"/></text:span><text:span text:style-name="T3">`password`</text:span><text:span text:style-name="T2"> </text:span><text:span text:style-name="T4">varchar</text:span><text:span text:style-name="T2">(</text:span><text:span text:style-name="T7">100</text:span><text:span text:style-name="T2">) </text:span><text:span text:style-name="T1">NOT</text:span><text:span text:style-name="T2"> </text:span><text:span text:style-name="T1">NULL</text:span><text:span text:style-name="T2">,</text:span></text:p>
      <text:p text:style-name="P1"><text:span text:style-name="T2"><text:s text:c="2"/></text:span><text:span text:style-name="T3">`activo`</text:span><text:span text:style-name="T2"> </text:span><text:span text:style-name="T4">varchar</text:span><text:span text:style-name="T2">(</text:span><text:span text:style-name="T7">100</text:span><text:span text:style-name="T2">) </text:span><text:span text:style-name="T1">NOT</text:span><text:span text:style-name="T2"> </text:span><text:span text:style-name="T1">NULL</text:span><text:span text:style-name="T2"> </text:span><text:span text:style-name="T1">DEFAULT</text:span><text:span text:style-name="T2"> </text:span><text:span text:style-name="T8">'1'</text:span><text:span text:style-name="T2">,</text:span></text:p>
      <text:p text:style-name="P1"><text:soft-page-break/><text:span text:style-name="T2"><text:s text:c="2"/></text:span><text:span text:style-name="T3">`id_role`</text:span><text:span text:style-name="T2"> </text:span><text:span text:style-name="T4">int</text:span><text:span text:style-name="T2">(</text:span><text:span text:style-name="T7">11</text:span><text:span text:style-name="T2">) </text:span><text:span text:style-name="T1">DEFAULT</text:span><text:span text:style-name="T2"> </text:span><text:span text:style-name="T7">2</text:span><text:span text:style-name="T2">,</text:span></text:p>
      <text:p text:style-name="P1"><text:span text:style-name="T2"><text:s text:c="2"/></text:span><text:span text:style-name="T1">PRIMARY</text:span><text:span text:style-name="T2"> </text:span><text:span text:style-name="T1">KEY</text:span><text:span text:style-name="T2"> (</text:span><text:span text:style-name="T3">`id_usuario`</text:span><text:span text:style-name="T2">),</text:span></text:p>
      <text:p text:style-name="P1"><text:span text:style-name="T2"><text:s text:c="2"/></text:span><text:span text:style-name="T1">KEY</text:span><text:span text:style-name="T2"> </text:span><text:span text:style-name="T3">`FKcmpcgr4ktfxpk3p8cjag7xces`</text:span><text:span text:style-name="T2"> (</text:span><text:span text:style-name="T3">`id_role`</text:span><text:span text:style-name="T2">),</text:span></text:p>
      <text:p text:style-name="P1"><text:span text:style-name="T2"><text:s text:c="2"/></text:span><text:span text:style-name="T1">CONSTRAINT</text:span><text:span text:style-name="T2"> </text:span><text:span text:style-name="T3">`FKcmpcgr4ktfxpk3p8cjag7xces`</text:span><text:span text:style-name="T2"> </text:span><text:span text:style-name="T1">FOREIGN</text:span><text:span text:style-name="T2"> </text:span><text:span text:style-name="T1">KEY</text:span><text:span text:style-name="T2"> (</text:span><text:span text:style-name="T3">`id_role`</text:span><text:span text:style-name="T2">) </text:span><text:span text:style-name="T1">REFERENCES</text:span><text:span text:style-name="T2"> </text:span><text:span text:style-name="T3">`role`</text:span><text:span text:style-name="T2"> (</text:span><text:span text:style-name="T3">`id_role`</text:span><text:span text:style-name="T2">)</text:span></text:p>
      <text:p text:style-name="Standard"><text:span text:style-name="T2">) ENGINE=InnoDB </text:span><text:span text:style-name="T1">AUTO_INCREMENT</text:span><text:span text:style-name="T2">=</text:span><text:span text:style-name="T7">23553</text:span><text:span text:style-name="T2"> </text:span><text:span text:style-name="T1">DEFAULT</text:span><text:span text:style-name="T2"> CHARSET=utf8mb4</text:span><text:span text:style-name="T6">;</text:span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P1"><text:span text:style-name="T1">CREATE</text:span><text:span text:style-name="T2"> </text:span><text:span text:style-name="T1">TABLE</text:span><text:span text:style-name="T2"> </text:span><text:span text:style-name="T3">`usuario_role`</text:span><text:span text:style-name="T2"> (</text:span></text:p>
      <text:p text:style-name="P1"><text:span text:style-name="T2"><text:s text:c="2"/></text:span><text:span text:style-name="T3">`id_usuario`</text:span><text:span text:style-name="T2"> </text:span><text:span text:style-name="T4">int</text:span><text:span text:style-name="T2">(</text:span><text:span text:style-name="T7">11</text:span><text:span text:style-name="T2">) </text:span><text:span text:style-name="T1">NOT</text:span><text:span text:style-name="T2"> </text:span><text:span text:style-name="T1">NULL</text:span><text:span text:style-name="T2">,</text:span></text:p>
      <text:p text:style-name="P1"><text:span text:style-name="T2"><text:s text:c="2"/></text:span><text:span text:style-name="T3">`id_role`</text:span><text:span text:style-name="T2"> </text:span><text:span text:style-name="T4">int</text:span><text:span text:style-name="T2">(</text:span><text:span text:style-name="T7">11</text:span><text:span text:style-name="T2">) </text:span><text:span text:style-name="T1">NOT</text:span><text:span text:style-name="T2"> </text:span><text:span text:style-name="T1">NULL</text:span><text:span text:style-name="T2">,</text:span></text:p>
      <text:p text:style-name="P1"><text:span text:style-name="T2"><text:s text:c="2"/></text:span><text:span text:style-name="T1">KEY</text:span><text:span text:style-name="T2"> </text:span><text:span text:style-name="T3">`usuario_role_FK`</text:span><text:span text:style-name="T2"> (</text:span><text:span text:style-name="T3">`id_usuario`</text:span><text:span text:style-name="T2">),</text:span></text:p>
      <text:p text:style-name="P1"><text:span text:style-name="T2"><text:s text:c="2"/></text:span><text:span text:style-name="T1">KEY</text:span><text:span text:style-name="T2"> </text:span><text:span text:style-name="T3">`usuario_role_FK_1`</text:span><text:span text:style-name="T2"> (</text:span><text:span text:style-name="T3">`id_role`</text:span><text:span text:style-name="T2">),</text:span></text:p>
      <text:p text:style-name="P1"><text:span text:style-name="T2"><text:s text:c="2"/></text:span><text:span text:style-name="T1">CONSTRAINT</text:span><text:span text:style-name="T2"> </text:span><text:span text:style-name="T3">`usuario_role_FK`</text:span><text:span text:style-name="T2"> </text:span><text:span text:style-name="T1">FOREIGN</text:span><text:span text:style-name="T2"> </text:span><text:span text:style-name="T1">KEY</text:span><text:span text:style-name="T2"> (</text:span><text:span text:style-name="T3">`id_usuario`</text:span><text:span text:style-name="T2">) </text:span><text:span text:style-name="T1">REFERENCES</text:span><text:span text:style-name="T2"> </text:span><text:span text:style-name="T3">`usuario`</text:span><text:span text:style-name="T2"> (</text:span><text:span text:style-name="T3">`id_usuario`</text:span><text:span text:style-name="T2">),</text:span></text:p>
      <text:p text:style-name="P1"><text:span text:style-name="T2"><text:s text:c="2"/></text:span><text:span text:style-name="T1">CONSTRAINT</text:span><text:span text:style-name="T2"> </text:span><text:span text:style-name="T3">`usuario_role_FK_1`</text:span><text:span text:style-name="T2"> </text:span><text:span text:style-name="T1">FOREIGN</text:span><text:span text:style-name="T2"> </text:span><text:span text:style-name="T1">KEY</text:span><text:span text:style-name="T2"> (</text:span><text:span text:style-name="T3">`id_role`</text:span><text:span text:style-name="T2">) </text:span><text:span text:style-name="T1">REFERENCES</text:span><text:span text:style-name="T2"> </text:span><text:span text:style-name="T3">`role`</text:span><text:span text:style-name="T2"> (</text:span><text:span text:style-name="T3">`id_role`</text:span><text:span text:style-name="T2">)</text:span></text:p>
      <text:p text:style-name="Standard"><text:span text:style-name="T2">) ENGINE=InnoDB </text:span><text:span text:style-name="T1">DEFAULT</text:span><text:span text:style-name="T2"> CHARSET=utf8mb4</text:span><text:span text:style-name="T6">;</text:span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P1"><text:span text:style-name="T1">CREATE</text:span><text:span text:style-name="T2"> </text:span><text:span text:style-name="T1">TABLE</text:span><text:span text:style-name="T2"> </text:span><text:span text:style-name="T3">`valoracion`</text:span><text:span text:style-name="T2"> (</text:span></text:p>
      <text:p text:style-name="P1"><text:span text:style-name="T2"><text:s text:c="2"/></text:span><text:span text:style-name="T3">`id_usuario`</text:span><text:span text:style-name="T2"> </text:span><text:span text:style-name="T4">int</text:span><text:span text:style-name="T2">(</text:span><text:span text:style-name="T7">11</text:span><text:span text:style-name="T2">) </text:span><text:span text:style-name="T1">NOT</text:span><text:span text:style-name="T2"> </text:span><text:span text:style-name="T1">NULL</text:span><text:span text:style-name="T2">,</text:span></text:p>
      <text:p text:style-name="P1"><text:span text:style-name="T2"><text:s text:c="2"/></text:span><text:span text:style-name="T3">`id_evento`</text:span><text:span text:style-name="T2"> </text:span><text:span text:style-name="T4">int</text:span><text:span text:style-name="T2">(</text:span><text:span text:style-name="T7">11</text:span><text:span text:style-name="T2">) </text:span><text:span text:style-name="T1">NOT</text:span><text:span text:style-name="T2"> </text:span><text:span text:style-name="T1">NULL</text:span><text:span text:style-name="T2">,</text:span></text:p>
      <text:p text:style-name="P1"><text:span text:style-name="T2"><text:s text:c="2"/></text:span><text:span text:style-name="T3">`fecha`</text:span><text:span text:style-name="T2"> </text:span><text:span text:style-name="T4">date</text:span><text:span text:style-name="T2"> </text:span><text:span text:style-name="T1">NOT</text:span><text:span text:style-name="T2"> </text:span><text:span text:style-name="T1">NULL</text:span><text:span text:style-name="T2">,</text:span></text:p>
      <text:p text:style-name="P1"><text:span text:style-name="T2"><text:s text:c="2"/></text:span><text:span text:style-name="T3">`puntuacion`</text:span><text:span text:style-name="T2"> </text:span><text:span text:style-name="T4">int</text:span><text:span text:style-name="T2">(</text:span><text:span text:style-name="T7">11</text:span><text:span text:style-name="T2">) </text:span><text:span text:style-name="T1">NOT</text:span><text:span text:style-name="T2"> </text:span><text:span text:style-name="T1">NULL</text:span><text:span text:style-name="T2">,</text:span></text:p>
      <text:p text:style-name="P1"><text:span text:style-name="T2"><text:s text:c="2"/></text:span><text:span text:style-name="T1">KEY</text:span><text:span text:style-name="T2"> </text:span><text:span text:style-name="T3">`valoracion_FK`</text:span><text:span text:style-name="T2"> (</text:span><text:span text:style-name="T3">`id_usuario`</text:span><text:span text:style-name="T2">),</text:span></text:p>
      <text:p text:style-name="P1"><text:span text:style-name="T2"><text:s text:c="2"/></text:span><text:span text:style-name="T1">KEY</text:span><text:span text:style-name="T2"> </text:span><text:span text:style-name="T3">`valoracion_FK_1`</text:span><text:span text:style-name="T2"> (</text:span><text:span text:style-name="T3">`id_evento`</text:span><text:span text:style-name="T2">),</text:span></text:p>
      <text:p text:style-name="P1"><text:span text:style-name="T2"><text:s text:c="2"/></text:span><text:span text:style-name="T1">CONSTRAINT</text:span><text:span text:style-name="T2"> </text:span><text:span text:style-name="T3">`valoracion_FK`</text:span><text:span text:style-name="T2"> </text:span><text:span text:style-name="T1">FOREIGN</text:span><text:span text:style-name="T2"> </text:span><text:span text:style-name="T1">KEY</text:span><text:span text:style-name="T2"> (</text:span><text:span text:style-name="T3">`id_usuario`</text:span><text:span text:style-name="T2">) </text:span><text:span text:style-name="T1">REFERENCES</text:span><text:span text:style-name="T2"> </text:span><text:span text:style-name="T3">`usuario`</text:span><text:span text:style-name="T2"> (</text:span><text:span text:style-name="T3">`id_usuario`</text:span><text:span text:style-name="T2">),</text:span></text:p>
      <text:p text:style-name="P1"><text:span text:style-name="T2"><text:s text:c="2"/></text:span><text:span text:style-name="T1">CONSTRAINT</text:span><text:span text:style-name="T2"> </text:span><text:span text:style-name="T3">`valoracion_FK_1`</text:span><text:span text:style-name="T2"> </text:span><text:span text:style-name="T1">FOREIGN</text:span><text:span text:style-name="T2"> </text:span><text:span text:style-name="T1">KEY</text:span><text:span text:style-name="T2"> (</text:span><text:span text:style-name="T3">`id_evento`</text:span><text:span text:style-name="T2">) </text:span><text:span text:style-name="T1">REFERENCES</text:span><text:span text:style-name="T2"> </text:span><text:span text:style-name="T3">`eventos`</text:span><text:span text:style-name="T2"> (</text:span><text:span text:style-name="T3">`id_evento`</text:span><text:span text:style-name="T2">)</text:span></text:p>
      <text:p text:style-name="Standard"><text:span text:style-name="T2">) ENGINE=InnoDB </text:span><text:span text:style-name="T1">DEFAULT</text:span><text:span text:style-name="T2"> CHARSET=utf8mb4</text:span><text:span text:style-name="T6">;</text:span></text:p>
      <text:p text:style-name="Standard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4T17:50:08.459184913</meta:creation-date>
    <dc:date>2022-05-04T17:54:10.031017766</dc:date>
    <meta:editing-duration>PT4M3S</meta:editing-duration>
    <meta:editing-cycles>1</meta:editing-cycles>
    <meta:document-statistic meta:table-count="0" meta:image-count="0" meta:object-count="0" meta:page-count="2" meta:paragraph-count="70" meta:word-count="317" meta:character-count="3019" meta:non-whitespace-character-count="2662"/>
    <meta:generator>LibreOffice/6.4.7.2$Linux_X86_64 LibreOffice_project/40$Build-2</meta:generator>
  </office:meta>
</office:document-meta>
</file>